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angeIteratorDecorato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ngeIteratorDecorato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ngeIteratorDecorator.getPos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ngeIteratorDecorator.RangeIteratorDecorator( RangeIterator ite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ngeIteratorDecorator.ge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ngeIteratorDecorator.skip( long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ngeIteratorDecorato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